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ee4e9" officeooo:paragraph-rsid="000ee4e9"/>
    </style:style>
    <style:style style:name="P2" style:family="paragraph" style:parent-style-name="Standard">
      <style:text-properties officeooo:paragraph-rsid="000ee4e9"/>
    </style:style>
    <style:style style:name="P3" style:family="paragraph" style:parent-style-name="Standard">
      <style:text-properties officeooo:paragraph-rsid="000f92f1"/>
    </style:style>
    <style:style style:name="P4" style:family="paragraph" style:parent-style-name="Standard">
      <style:text-properties officeooo:rsid="000f92f1" officeooo:paragraph-rsid="000f92f1"/>
    </style:style>
    <style:style style:name="P5" style:family="paragraph" style:parent-style-name="Standard">
      <style:text-properties fo:font-weight="normal" officeooo:rsid="000f92f1" officeooo:paragraph-rsid="000f92f1" style:font-weight-asian="normal" style:font-weight-complex="normal"/>
    </style:style>
    <style:style style:name="P6" style:family="paragraph" style:parent-style-name="Standard" style:master-page-name="Standard">
      <style:paragraph-properties fo:margin-left="0in" fo:margin-right="0.0252in" fo:margin-top="0.0252in" fo:margin-bottom="0.0252in" style:contextual-spacing="false" fo:line-height="100%" fo:text-indent="0in" style:auto-text-indent="false" style:page-number="auto"/>
    </style:style>
    <style:style style:name="T1" style:family="text">
      <style:text-properties fo:color="#000000" loext:opacity="100%" style:font-name="Arial" fo:language="es" fo:country="ES" style:font-name-complex="Arial1"/>
    </style:style>
    <style:style style:name="T2" style:family="text">
      <style:text-properties fo:color="#000000" loext:opacity="100%" style:font-name="Arial" fo:font-size="8pt" fo:language="es" fo:country="ES" style:font-size-asian="8pt" style:font-name-complex="Arial1" style:font-size-complex="8pt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officeooo:rsid="000ee4e9"/>
    </style:style>
    <style:style style:name="T6" style:family="text">
      <style:text-properties fo:language="es" fo:country="ES" officeooo:rsid="000f92f1"/>
    </style:style>
    <style:style style:name="T7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jercicio de escucha</text:span></text:p>
      <text:p text:style-name="Standard"><text:span text:style-name="T3">Escucha el reportaje y anota la principal información que se da<text:line-break/>con los siguientes elementos.</text:span></text:p>
      <text:p text:style-name="P3"><text:span text:style-name="T7">1</text:span>. País Olvidado</text:p>
      <text:p text:style-name="P5">Por los currientes</text:p>
      <text:p text:style-name="P3"><text:span text:style-name="T7">2</text:span>. Encerrada</text:p>
      <text:p text:style-name="P4">Muy centro de america del sur</text:p>
      <text:p text:style-name="Standard"><text:span text:style-name="T4">3</text:span><text:span text:style-name="T3">. Tesoros<text:line-break/></text:span><text:span text:style-name="T6">altura __ a su naturales y a su gente</text:span></text:p>
      <text:p text:style-name="Standard"><text:span text:style-name="T4">4</text:span><text:span text:style-name="T3">. Dorado <text:line-break/></text:span><text:span text:style-name="T5">Estaba en Bolivia</text:span></text:p>
      <text:p text:style-name="Standard"><text:span text:style-name="T4">5</text:span><text:span text:style-name="T3">. <text:s/>37<text:line-break/></text:span><text:span text:style-name="T5">De grupos etnicos</text:span><text:span text:style-name="T3"> </text:span></text:p>
      <text:p text:style-name="Standard"><text:span text:style-name="T4">6</text:span><text:span text:style-name="T3">. El mundo perdido</text:span></text:p>
      <text:p text:style-name="P1"><text:span text:style-name="T3">La inspiracion para escibir el mundo perdido</text:span></text:p>
      <text:p text:style-name="Standard"><text:span text:style-name="T4">7</text:span><text:span text:style-name="T3">. Metro cuadrado<text:line-break/></text:span><text:span text:style-name="T5">animal por metro cuadrado Que ningun otro lugar de la planeta</text:span></text:p>
      <text:p text:style-name="P2"><text:span text:style-name="T4">8</text:span><text:span text:style-name="T3">. Recursos naturales de Bolivia</text:span></text:p>
      <text:p text:style-name="P2"><text:span text:style-name="T3"/></text:p>
      <text:p text:style-name="P2"><text:span text:style-name="T3"><text:s/></text:span><text:span text:style-name="T4">9.</text:span><text:span text:style-name="T3"> Viajar<text:line-break/></text:span><text:span text:style-name="T5">Por Bolivia es ___ la histori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</meta:initial-creator>
    <meta:editing-cycles>4</meta:editing-cycles>
    <meta:creation-date>2021-03-22T14:52:00</meta:creation-date>
    <dc:date>2021-03-22T16:33:06.572387919</dc:date>
    <meta:editing-duration>PT31M22S</meta:editing-duration>
    <meta:generator>LibreOffice/7.0.3.1$Linux_X86_64 LibreOffice_project/00$Build-1</meta:generator>
    <meta:document-statistic meta:table-count="0" meta:image-count="0" meta:object-count="0" meta:page-count="1" meta:paragraph-count="14" meta:word-count="91" meta:character-count="504" meta:non-whitespace-character-count="423"/>
    <meta:user-defined meta:name="AppVersion">12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